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4983"/>
    </style:style>
    <style:style style:name="P2" style:family="paragraph" style:parent-style-name="Standard">
      <style:text-properties style:text-position="0% 100%" fo:font-size="12pt" officeooo:rsid="002015b0" officeooo:paragraph-rsid="002015b0" style:font-size-asian="12pt" style:font-size-complex="12pt"/>
    </style:style>
    <style:style style:name="P3" style:family="paragraph" style:parent-style-name="Standard">
      <style:text-properties style:text-position="0% 100%" fo:font-size="12pt" officeooo:rsid="0020d0a4" officeooo:paragraph-rsid="0020d0a4" style:font-size-asian="12pt" style:font-size-complex="12pt"/>
    </style:style>
    <style:style style:name="P4" style:family="paragraph" style:parent-style-name="Standard">
      <style:text-properties style:text-position="0% 100%" fo:font-size="12pt" officeooo:rsid="0020d0a4" officeooo:paragraph-rsid="0020d0d3" style:font-size-asian="12pt" style:font-size-complex="12pt"/>
    </style:style>
    <style:style style:name="P5" style:family="paragraph" style:parent-style-name="Standard">
      <style:text-properties style:text-position="0% 100%" fo:font-size="12pt" officeooo:rsid="0020d0a4" officeooo:paragraph-rsid="00250d3b" style:font-size-asian="12pt" style:font-size-complex="12pt"/>
    </style:style>
    <style:style style:name="P6" style:family="paragraph" style:parent-style-name="Standard">
      <style:text-properties style:text-position="0% 100%" fo:font-size="12pt" officeooo:rsid="0020d0a4" officeooo:paragraph-rsid="00264e92" style:font-size-asian="12pt" style:font-size-complex="12pt"/>
    </style:style>
    <style:style style:name="P7" style:family="paragraph" style:parent-style-name="Standard">
      <style:text-properties style:text-position="0% 100%" fo:font-size="12pt" officeooo:rsid="0020d0d3" officeooo:paragraph-rsid="0020d0d3" style:font-size-asian="12pt" style:font-size-complex="12pt"/>
    </style:style>
    <style:style style:name="P8" style:family="paragraph" style:parent-style-name="Standard">
      <style:text-properties style:text-position="0% 100%" fo:font-size="12pt" officeooo:rsid="0020d0d3" officeooo:paragraph-rsid="00264e92" style:font-size-asian="12pt" style:font-size-complex="12pt"/>
    </style:style>
    <style:style style:name="P9" style:family="paragraph" style:parent-style-name="Standard">
      <style:text-properties style:text-position="0% 100%" fo:font-size="12pt" officeooo:rsid="00228c1b" officeooo:paragraph-rsid="00228c1b" style:font-size-asian="12pt" style:font-size-complex="12pt"/>
    </style:style>
    <style:style style:name="P10" style:family="paragraph" style:parent-style-name="Standard">
      <style:text-properties style:text-position="0% 100%" fo:font-size="12pt" officeooo:rsid="00228c1b" officeooo:paragraph-rsid="00264e92" style:font-size-asian="12pt" style:font-size-complex="12pt"/>
    </style:style>
    <style:style style:name="P11" style:family="paragraph" style:parent-style-name="Standard">
      <style:text-properties fo:color="#000000" loext:opacity="100%" style:text-position="0% 100%" fo:font-size="20pt" officeooo:rsid="00228c1b" officeooo:paragraph-rsid="00228c1b" style:font-size-asian="20pt" style:font-size-complex="20pt"/>
    </style:style>
    <style:style style:name="P12" style:family="paragraph" style:parent-style-name="Standard">
      <style:text-properties fo:color="#000000" loext:opacity="100%" style:text-position="0% 100%" fo:font-size="20pt" officeooo:rsid="00228c1b" officeooo:paragraph-rsid="00264e92" style:font-size-asian="20pt" style:font-size-complex="20pt"/>
    </style:style>
    <style:style style:name="P13" style:family="paragraph" style:parent-style-name="Standard">
      <style:text-properties fo:color="#000000" loext:opacity="100%" style:text-position="0% 100%" fo:font-size="12pt" officeooo:rsid="00228c1b" officeooo:paragraph-rsid="00228c1b" style:font-size-asian="10.5pt" style:font-size-complex="12pt"/>
    </style:style>
    <style:style style:name="P14" style:family="paragraph" style:parent-style-name="Standard">
      <style:text-properties fo:color="#000000" loext:opacity="100%" style:text-position="0% 100%" fo:font-size="12pt" officeooo:rsid="00228c1b" officeooo:paragraph-rsid="00234a0e" style:font-size-asian="10.5pt" style:font-size-complex="12pt"/>
    </style:style>
    <style:style style:name="P15" style:family="paragraph" style:parent-style-name="Standard">
      <style:text-properties fo:color="#000000" loext:opacity="100%" style:text-position="0% 100%" fo:font-size="12pt" officeooo:rsid="00228c1b" officeooo:paragraph-rsid="00264e92" style:font-size-asian="10.5pt" style:font-size-complex="12pt"/>
    </style:style>
    <style:style style:name="P16" style:family="paragraph" style:parent-style-name="Standard">
      <style:text-properties fo:color="#000000" loext:opacity="100%" style:text-position="0% 100%" fo:font-size="12pt" officeooo:rsid="00234a0e" officeooo:paragraph-rsid="00234a0e" style:font-size-asian="10.5pt" style:font-size-complex="12pt"/>
    </style:style>
    <style:style style:name="P17" style:family="paragraph" style:parent-style-name="Standard">
      <style:text-properties fo:color="#000000" loext:opacity="100%" style:text-position="0% 100%" fo:font-size="12pt" officeooo:rsid="0020d0a4" officeooo:paragraph-rsid="00234a0e" style:font-size-asian="12pt" style:font-size-complex="12pt"/>
    </style:style>
    <style:style style:name="P18" style:family="paragraph" style:parent-style-name="Standard">
      <style:text-properties fo:color="#000000" loext:opacity="100%" style:text-position="0% 100%" fo:font-size="12pt" officeooo:rsid="0020d0a4" officeooo:paragraph-rsid="00264e92" style:font-size-asian="12pt" style:font-size-complex="12pt"/>
    </style:style>
    <style:style style:name="P19" style:family="paragraph" style:parent-style-name="Standard">
      <style:text-properties fo:color="#000000" loext:opacity="100%" style:text-position="0% 100%" fo:font-size="12pt" officeooo:rsid="0020d0a4" officeooo:paragraph-rsid="00270646" style:font-size-asian="12pt" style:font-size-complex="12pt"/>
    </style:style>
    <style:style style:name="P20" style:family="paragraph" style:parent-style-name="Standard">
      <style:text-properties fo:color="#000000" loext:opacity="100%" style:text-position="0% 100%" fo:font-size="12pt" officeooo:rsid="0020d0d3" officeooo:paragraph-rsid="00250d3b" style:font-size-asian="12pt" style:font-size-complex="12pt"/>
    </style:style>
    <style:style style:name="P21" style:family="paragraph" style:parent-style-name="Standard">
      <style:text-properties fo:color="#000000" loext:opacity="100%" style:text-position="0% 100%" fo:font-size="12pt" officeooo:rsid="0020d0d3" officeooo:paragraph-rsid="00264e92" style:font-size-asian="12pt" style:font-size-complex="12pt"/>
    </style:style>
    <style:style style:name="P22" style:family="paragraph" style:parent-style-name="Standard">
      <style:text-properties fo:color="#000000" loext:opacity="100%" style:text-position="0% 100%" fo:font-size="12pt" officeooo:rsid="00228c1b" officeooo:paragraph-rsid="00264e92" style:font-size-asian="12pt" style:font-size-complex="12pt"/>
    </style:style>
    <style:style style:name="P23" style:family="paragraph" style:parent-style-name="Standard">
      <style:text-properties officeooo:paragraph-rsid="00234a0e"/>
    </style:style>
    <style:style style:name="P24" style:family="paragraph" style:parent-style-name="Standard">
      <style:text-properties fo:color="#c9211e" loext:opacity="100%" style:text-position="0% 100%" fo:font-size="12pt" officeooo:rsid="00234a0e" officeooo:paragraph-rsid="00234a0e" style:font-size-asian="10.5pt" style:font-size-complex="12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paragraph-properties fo:text-align="center"/>
    </style:style>
    <style:style style:name="T1" style:family="text">
      <style:text-properties officeooo:rsid="001f4983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style:text-position="super 58%"/>
    </style:style>
    <style:style style:name="T4" style:family="text">
      <style:text-properties fo:color="#c9211e" loext:opacity="100%" style:text-position="super 58%" officeooo:rsid="001f4983"/>
    </style:style>
    <style:style style:name="T5" style:family="text">
      <style:text-properties fo:color="#c9211e" loext:opacity="100%" style:text-position="super 58%" officeooo:rsid="0020d0a4"/>
    </style:style>
    <style:style style:name="T6" style:family="text">
      <style:text-properties fo:color="#c9211e" loext:opacity="100%" style:text-position="0% 100%" officeooo:rsid="001f4983"/>
    </style:style>
    <style:style style:name="T7" style:family="text">
      <style:text-properties fo:color="#c9211e" loext:opacity="100%" style:text-position="sub 58%"/>
    </style:style>
    <style:style style:name="T8" style:family="text">
      <style:text-properties fo:color="#c9211e" loext:opacity="100%" style:text-position="sub 58%" officeooo:rsid="001f4983"/>
    </style:style>
    <style:style style:name="T9" style:family="text">
      <style:text-properties fo:color="#c9211e" loext:opacity="100%" officeooo:rsid="0020d0a4"/>
    </style:style>
    <style:style style:name="T10" style:family="text">
      <style:text-properties fo:color="#c9211e" loext:opacity="100%" officeooo:rsid="001f4983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position="super 58%"/>
    </style:style>
    <style:style style:name="T13" style:family="text">
      <style:text-properties fo:color="#000000" loext:opacity="100%" style:text-position="super 58%" fo:font-size="18pt" officeooo:rsid="001f4983" style:font-size-asian="18pt" style:font-size-complex="18pt"/>
    </style:style>
    <style:style style:name="T14" style:family="text">
      <style:text-properties fo:color="#000000" loext:opacity="100%" style:text-position="super 58%" fo:font-size="18pt" officeooo:rsid="0020d0d3" style:font-size-asian="18pt" style:font-size-complex="18pt"/>
    </style:style>
    <style:style style:name="T15" style:family="text">
      <style:text-properties fo:color="#000000" loext:opacity="100%" style:text-position="super 58%" officeooo:rsid="001f4983"/>
    </style:style>
    <style:style style:name="T16" style:family="text">
      <style:text-properties fo:color="#000000" loext:opacity="100%" style:text-position="super 58%" officeooo:rsid="0020d0d3"/>
    </style:style>
    <style:style style:name="T17" style:family="text">
      <style:text-properties fo:color="#000000" loext:opacity="100%" style:text-position="super 58%" fo:font-size="20pt" style:font-size-asian="20pt" style:font-size-complex="20pt"/>
    </style:style>
    <style:style style:name="T18" style:family="text">
      <style:text-properties fo:color="#000000" loext:opacity="100%" style:text-position="super 58%" officeooo:rsid="00228c1b" style:font-size-asian="10.5pt"/>
    </style:style>
    <style:style style:name="T19" style:family="text">
      <style:text-properties fo:color="#000000" loext:opacity="100%" style:text-position="super 58%" officeooo:rsid="00264e92" style:font-size-asian="10.5pt"/>
    </style:style>
    <style:style style:name="T20" style:family="text">
      <style:text-properties fo:color="#000000" loext:opacity="100%" style:text-position="super 58%" officeooo:rsid="00234a0e"/>
    </style:style>
    <style:style style:name="T21" style:family="text">
      <style:text-properties fo:color="#000000" loext:opacity="100%" style:text-position="0% 100%" officeooo:rsid="001f4983"/>
    </style:style>
    <style:style style:name="T22" style:family="text">
      <style:text-properties fo:color="#000000" loext:opacity="100%" style:text-position="0% 100%" officeooo:rsid="0020d0d3"/>
    </style:style>
    <style:style style:name="T23" style:family="text">
      <style:text-properties fo:color="#000000" loext:opacity="100%" style:text-position="sub 58%"/>
    </style:style>
    <style:style style:name="T24" style:family="text">
      <style:text-properties fo:color="#000000" loext:opacity="100%" style:text-position="sub 58%" officeooo:rsid="001f4983"/>
    </style:style>
    <style:style style:name="T25" style:family="text">
      <style:text-properties fo:color="#000000" loext:opacity="100%" style:text-position="sub 58%" officeooo:rsid="0020d0d3"/>
    </style:style>
    <style:style style:name="T26" style:family="text">
      <style:text-properties fo:color="#000000" loext:opacity="100%" style:text-position="sub 58%" officeooo:rsid="0020d0a4"/>
    </style:style>
    <style:style style:name="T27" style:family="text">
      <style:text-properties fo:color="#000000" loext:opacity="100%" style:text-position="sub 58%" style:font-size-asian="10.5pt"/>
    </style:style>
    <style:style style:name="T28" style:family="text">
      <style:text-properties fo:color="#000000" loext:opacity="100%" style:text-position="sub 58%" officeooo:rsid="00228c1b" style:font-size-asian="10.5pt"/>
    </style:style>
    <style:style style:name="T29" style:family="text">
      <style:text-properties fo:color="#000000" loext:opacity="100%" style:text-position="sub 58%" fo:font-size="18pt" officeooo:rsid="0020d0d3" style:font-size-asian="18pt" style:font-size-complex="18pt"/>
    </style:style>
    <style:style style:name="T30" style:family="text">
      <style:text-properties fo:color="#000000" loext:opacity="100%" style:text-position="sub 58%" officeooo:rsid="00264e92"/>
    </style:style>
    <style:style style:name="T31" style:family="text">
      <style:text-properties fo:color="#000000" loext:opacity="100%" officeooo:rsid="001f4983"/>
    </style:style>
    <style:style style:name="T32" style:family="text">
      <style:text-properties fo:color="#000000" loext:opacity="100%" officeooo:rsid="0020d0a4"/>
    </style:style>
    <style:style style:name="T33" style:family="text">
      <style:text-properties fo:color="#000000" loext:opacity="100%" officeooo:rsid="0020d0d3"/>
    </style:style>
    <style:style style:name="T34" style:family="text">
      <style:text-properties fo:color="#000000" loext:opacity="100%" style:font-size-asian="10.5pt"/>
    </style:style>
    <style:style style:name="T35" style:family="text">
      <style:text-properties fo:color="#000000" loext:opacity="100%" officeooo:rsid="00228c1b" style:font-size-asian="10.5pt"/>
    </style:style>
    <style:style style:name="T36" style:family="text">
      <style:text-properties fo:color="#000000" loext:opacity="100%" officeooo:rsid="00250d3b"/>
    </style:style>
    <style:style style:name="T37" style:family="text">
      <style:text-properties fo:color="#000000" loext:opacity="100%" officeooo:rsid="00264e92"/>
    </style:style>
    <style:style style:name="T38" style:family="text">
      <style:text-properties style:text-position="sub 58%"/>
    </style:style>
    <style:style style:name="T39" style:family="text">
      <style:text-properties style:text-position="sub 58%" officeooo:rsid="001f4983"/>
    </style:style>
    <style:style style:name="T40" style:family="text">
      <style:text-properties style:text-position="sub 58%" officeooo:rsid="0020d0d3" style:font-size-asian="12pt"/>
    </style:style>
    <style:style style:name="T41" style:family="text">
      <style:text-properties style:text-position="sub 58%" officeooo:rsid="0020d0a4" style:font-size-asian="12pt"/>
    </style:style>
    <style:style style:name="T42" style:family="text">
      <style:text-properties style:text-position="sub 58%" officeooo:rsid="0020d0d3"/>
    </style:style>
    <style:style style:name="T43" style:family="text">
      <style:text-properties style:text-position="sub 58%" officeooo:rsid="00228c1b" style:font-size-asian="10.5pt"/>
    </style:style>
    <style:style style:name="T44" style:family="text">
      <style:text-properties style:text-position="sub 58%" officeooo:rsid="00264e92" style:font-size-asian="10.5pt"/>
    </style:style>
    <style:style style:name="T45" style:family="text">
      <style:text-properties style:text-position="sub 58%" officeooo:rsid="00264e92"/>
    </style:style>
    <style:style style:name="T46" style:family="text">
      <style:text-properties style:text-position="super 58%"/>
    </style:style>
    <style:style style:name="T47" style:family="text">
      <style:text-properties style:text-position="super 58%" officeooo:rsid="001f4983"/>
    </style:style>
    <style:style style:name="T48" style:family="text">
      <style:text-properties style:text-position="super 58%" fo:font-size="18pt" officeooo:rsid="001f4983" style:font-size-asian="18pt" style:font-size-complex="18pt"/>
    </style:style>
    <style:style style:name="T49" style:family="text">
      <style:text-properties style:text-position="super 58%" officeooo:rsid="0020d0d3" style:font-size-asian="12pt"/>
    </style:style>
    <style:style style:name="T50" style:family="text">
      <style:text-properties style:text-position="super 58%" officeooo:rsid="0020d0d3"/>
    </style:style>
    <style:style style:name="T51" style:family="text">
      <style:text-properties style:text-position="super 58%" fo:font-size="20pt" officeooo:rsid="0020d0d3" style:font-size-asian="20pt" style:font-size-complex="20pt"/>
    </style:style>
    <style:style style:name="T52" style:family="text">
      <style:text-properties style:text-position="super 58%" style:font-size-asian="10.5pt"/>
    </style:style>
    <style:style style:name="T53" style:family="text">
      <style:text-properties style:text-position="super 58%" officeooo:rsid="00228c1b" style:font-size-asian="10.5pt"/>
    </style:style>
    <style:style style:name="T54" style:family="text">
      <style:text-properties style:text-position="super 58%" officeooo:rsid="00234a0e"/>
    </style:style>
    <style:style style:name="T55" style:family="text">
      <style:text-properties style:text-position="0% 100%"/>
    </style:style>
    <style:style style:name="T56" style:family="text">
      <style:text-properties style:text-position="0% 100%" officeooo:rsid="001f4983"/>
    </style:style>
    <style:style style:name="T57" style:family="text">
      <style:text-properties style:text-position="0% 100%" officeooo:rsid="00264e92" style:font-size-asian="10.5pt"/>
    </style:style>
    <style:style style:name="T58" style:family="text">
      <style:text-properties style:text-position="0% 100%" officeooo:rsid="0020d0d3"/>
    </style:style>
    <style:style style:name="T59" style:family="text">
      <style:text-properties officeooo:rsid="002015b0"/>
    </style:style>
    <style:style style:name="T60" style:family="text">
      <style:text-properties officeooo:rsid="0020d0d3"/>
    </style:style>
    <style:style style:name="T61" style:family="text">
      <style:text-properties officeooo:rsid="00234a0e"/>
    </style:style>
    <style:style style:name="T62" style:family="text">
      <style:text-properties officeooo:rsid="0020d0d3" style:font-size-asian="12pt"/>
    </style:style>
    <style:style style:name="T63" style:family="text">
      <style:text-properties officeooo:rsid="0020d0a4" style:font-size-asian="12pt"/>
    </style:style>
    <style:style style:name="T64" style:family="text">
      <style:text-properties officeooo:rsid="00264e92"/>
    </style:style>
    <style:style style:name="T65" style:family="text">
      <style:text-properties officeooo:rsid="00228c1b" style:font-size-asian="10.5pt"/>
    </style:style>
    <style:style style:name="T66" style:family="text">
      <style:text-properties officeooo:rsid="00264e92" style:font-size-asian="10.5pt"/>
    </style:style>
    <style:style style:name="gr1" style:family="graphic">
      <style:graphic-properties svg:stroke-color="#11111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textarea-horizontal-align="center" draw:textarea-vertical-align="middl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 LHS boundary</text:p>
      <text:p text:style-name="Standard"/>
      <text:p text:style-name="Standard"><text:s text:c="43"/><text:span text:style-name="T59">H</text:span><text:span text:style-name="T39">y </text:span><text:span text:style-name="T38">𝑎𝑖𝑟</text:span> = 𝐻<text:span text:style-name="T38">𝑦 𝑖𝑟𝑜𝑛</text:span></text:p>
      <text:p text:style-name="Standard"><text:s text:c="33"/></text:p>
      <text:p text:style-name="Standard"><text:s text:c="40"/>𝐵 <text:span text:style-name="T38">𝑦𝑎𝑖𝑟</text:span> <text:s/><text:span text:style-name="T1"><text:s text:c="3"/>= <text:s text:c="5"/>𝐵 </text:span><text:span text:style-name="T39">𝑦𝑠𝑡𝑎𝑡𝑜𝑟 𝑖𝑟𝑜</text:span></text:p>
      <text:p text:style-name="Standard"><draw:line text:anchor-type="paragraph" draw:z-index="1" draw:name="Shape2" draw:style-name="gr4" draw:text-style-name="P26" svg:x1="2.3902in" svg:y1="0.1071in" svg:x2="3.3902in" svg:y2="0.1071in"><text:p/></draw:line><draw:line text:anchor-type="paragraph" draw:z-index="0" draw:name="Shape1" draw:style-name="gr3" draw:text-style-name="P26" svg:x1="1.6819in" svg:y1="0.1567in" svg:x2="2.1484in" svg:y2="0.1484in"><text:p/></draw:line><text:s text:c="45"/>𝜇 𝑜 <text:s text:c="13"/>𝜇 𝑜 𝜇 𝑟 <text:s text:c="41"/></text:p>
      <text:p text:style-name="Standard"/>
      <text:p text:style-name="Standard"/>
      <text:p text:style-name="Standard"><text:s text:c="37"/>𝐴<text:span text:style-name="T39">1</text:span><text:span text:style-name="T47">air <text:s/></text:span><text:span text:style-name="T56">-</text:span><text:span text:style-name="T6">A</text:span><text:span text:style-name="T8">3</text:span><text:span text:style-name="T4">air</text:span><text:span text:style-name="T56"> <text:s/>= <text:s/></text:span><text:span text:style-name="T6">A</text:span><text:span text:style-name="T8">1</text:span><text:span text:style-name="T4">iron</text:span><text:span text:style-name="T56"> – A</text:span><text:span text:style-name="T39">3</text:span><text:span text:style-name="T47">iron</text:span></text:p>
      <text:p text:style-name="P1"><draw:line text:anchor-type="paragraph" draw:z-index="2" draw:name="Shape3" draw:style-name="gr3" draw:text-style-name="P26" svg:x1="1.4484in" svg:y1="0.0154in" svg:x2="2.1902in" svg:y2="0.0154in"><text:p/></draw:line><draw:line text:anchor-type="paragraph" draw:z-index="3" draw:name="Shape4" draw:style-name="gr3" draw:text-style-name="P26" svg:x1="2.4402in" svg:y1="0.0319in" svg:x2="3.1654in" svg:y2="0.0319in"><text:p/></draw:line><text:span text:style-name="T47"><text:s text:c="71"/></text:span><text:span text:style-name="T13">𝜇 𝑜 <text:s text:c="19"/>𝜇 𝑜 𝜇 𝑟</text:span></text:p>
      <text:p text:style-name="P2"><text:span text:style-name="T31"/></text:p>
      <text:p text:style-name="P2"><text:span text:style-name="T31">F</text:span><text:span text:style-name="T11">or LHS interface </text:span><text:span text:style-name="T2">A</text:span><text:span text:style-name="T7">3</text:span><text:span text:style-name="T3">air</text:span><text:span text:style-name="T2"> and A</text:span><text:span text:style-name="T7">1</text:span><text:span text:style-name="T5">iron </text:span><text:span text:style-name="T9">are existing in other medium. We get these values from the MVP equation and substitute it here.</text:span></text:p>
      <text:p text:style-name="P2"><text:span text:style-name="T32"/></text:p>
      <text:p text:style-name="P3"><text:span text:style-name="T11">For Laplace’s equation, valid in both air and iron of stator:</text:span></text:p>
      <text:p text:style-name="P3"><text:span text:style-name="T11"/></text:p>
      <text:p text:style-name="P3"><draw:line text:anchor-type="paragraph" draw:z-index="8" draw:name="Shape5" draw:style-name="gr2" draw:text-style-name="P25" svg:x1="1.9134in" svg:y1="0.1693in" svg:x2="3.2634in" svg:y2="0.1776in"><text:p/></draw:line><text:span text:style-name="T11"><text:s text:c="38"/>A</text:span><text:span text:style-name="T23">0</text:span><text:span text:style-name="T11"> = (A</text:span><text:span text:style-name="T23">1</text:span><text:span text:style-name="T11">+A</text:span><text:span text:style-name="T23">3</text:span><text:span text:style-name="T11">)q</text:span><text:span text:style-name="T12">2</text:span><text:span text:style-name="T11">+(A</text:span><text:span text:style-name="T23">2</text:span><text:span text:style-name="T11">+A</text:span><text:span text:style-name="T23">4</text:span><text:span text:style-name="T11">)</text:span></text:p>
      <text:p text:style-name="P4"><text:span text:style-name="T11"><text:s text:c="53"/>2(1+q</text:span><text:span text:style-name="T12">2</text:span><text:span text:style-name="T11">)</text:span></text:p>
      <text:p text:style-name="P4"><text:span text:style-name="T11"/></text:p>
      <text:p text:style-name="P4"><text:span text:style-name="T33">Fro here, for air, we can write:</text:span></text:p>
      <text:p text:style-name="P4"><text:span text:style-name="T33"><text:s text:c="11"/></text:span></text:p>
      <text:p text:style-name="P4"><text:span text:style-name="T33"><text:s text:c="39"/>2(1+q</text:span><text:span text:style-name="T16">2</text:span><text:span text:style-name="T33">)A</text:span><text:span text:style-name="T25">0</text:span><text:span text:style-name="T11"> <text:s/></text:span><text:span text:style-name="T33">= (</text:span><text:span text:style-name="T11">A</text:span><text:span text:style-name="T23">1</text:span><text:span text:style-name="T11">+A</text:span><text:span text:style-name="T23">3</text:span><text:span text:style-name="T33">) + (</text:span><text:span text:style-name="T11">A</text:span><text:span text:style-name="T23">2</text:span><text:span text:style-name="T11">+A</text:span><text:span text:style-name="T23">4</text:span><text:span text:style-name="T11">)</text:span></text:p>
      <text:p text:style-name="P4"><draw:line text:anchor-type="paragraph" draw:z-index="9" draw:name="Shape6" draw:style-name="gr2" draw:text-style-name="P25" svg:x1="1.5634in" svg:y1="0.011in" svg:x2="2.2717in" svg:y2="0.0028in"><text:p/></draw:line><draw:line text:anchor-type="paragraph" draw:z-index="10" draw:name="Shape7" draw:style-name="gr1" draw:text-style-name="P25" svg:x1="3.2465in" svg:y1="0.0028in" svg:x2="3.7882in" svg:y2="0.011in"><text:p/></draw:line><text:span text:style-name="T11"><text:s text:c="45"/></text:span><text:span text:style-name="T33">q</text:span><text:span text:style-name="T16">2 <text:s text:c="58"/></text:span><text:span text:style-name="T33">q</text:span><text:span text:style-name="T16">2</text:span></text:p>
      <text:p text:style-name="P4"><text:span text:style-name="T22"/></text:p>
      <text:p text:style-name="P4"><text:span text:style-name="T33"><text:s text:c="40"/>A</text:span><text:span text:style-name="T25">3</text:span><text:span text:style-name="T16">air</text:span><text:span text:style-name="T33"> = 2(1+q</text:span><text:span text:style-name="T16">2</text:span><text:span text:style-name="T33">)A</text:span><text:span text:style-name="T25">0</text:span><text:span text:style-name="T33"> – (</text:span><text:span text:style-name="T11">A</text:span><text:span text:style-name="T23">2</text:span><text:span text:style-name="T11">+A</text:span><text:span text:style-name="T23">4</text:span><text:span text:style-name="T11">) – </text:span><text:span text:style-name="T33">A</text:span><text:span text:style-name="T25">1</text:span></text:p>
      <text:p text:style-name="P4"><draw:line text:anchor-type="paragraph" draw:z-index="11" draw:name="Shape8" draw:style-name="gr1" draw:text-style-name="P25" svg:x1="2.1299in" svg:y1="0.011in" svg:x2="2.7465in" svg:y2="0.0028in"><text:p/></draw:line><draw:line text:anchor-type="paragraph" draw:z-index="12" draw:name="Shape9" draw:style-name="gr1" draw:text-style-name="P25" svg:x1="2.9634in" svg:y1="0.011in" svg:x2="3.4634in" svg:y2="0.011in"><text:p/></draw:line><text:span text:style-name="T25"><text:s text:c="96"/></text:span><text:span text:style-name="T33">q</text:span><text:span text:style-name="T16">2 <text:s text:c="30"/></text:span><text:span text:style-name="T33">q</text:span><text:span text:style-name="T16">2 </text:span></text:p>
      <text:p text:style-name="P4"><text:span text:style-name="T16"><text:s text:c="69"/></text:span></text:p>
      <text:p text:style-name="P4"><text:span text:style-name="T16"><text:s text:c="68"/></text:span><text:span text:style-name="T33">A</text:span><text:span text:style-name="T25">1</text:span><text:span text:style-name="T16">iron</text:span><text:span text:style-name="T33"> = 2(1+q</text:span><text:span text:style-name="T16">2</text:span><text:span text:style-name="T33">)A</text:span><text:span text:style-name="T25">0</text:span><text:span text:style-name="T33"> – (</text:span><text:span text:style-name="T11">A</text:span><text:span text:style-name="T23">2</text:span><text:span text:style-name="T11">+A</text:span><text:span text:style-name="T23">4</text:span><text:span text:style-name="T11">) – </text:span><text:span text:style-name="T33">A</text:span><text:span text:style-name="T25">3</text:span></text:p>
      <text:p text:style-name="P4"><draw:line text:anchor-type="paragraph" draw:z-index="13" draw:name="Shape10" draw:style-name="gr1" draw:text-style-name="P25" svg:x1="2.1717in" svg:y1="0.011in" svg:x2="2.7969in" svg:y2="0.011in"><text:p/></draw:line><draw:line text:anchor-type="paragraph" draw:z-index="14" draw:name="Shape11" draw:style-name="gr1" draw:text-style-name="P25" svg:x1="3.0465in" svg:y1="0.028in" svg:x2="3.4965in" svg:y2="0.028in"><text:p/></draw:line><text:span text:style-name="T25"><text:s text:c="96"/></text:span><text:span text:style-name="T33">q</text:span><text:span text:style-name="T16">2 <text:s text:c="30"/></text:span><text:span text:style-name="T33">q</text:span><text:span text:style-name="T16">2 </text:span></text:p>
      <text:p text:style-name="P4"><text:span text:style-name="T16"/></text:p>
      <text:p text:style-name="P7"><text:span text:style-name="T11">Put these values in equation;</text:span></text:p>
      <text:p text:style-name="P7"><text:span text:style-name="T11"/></text:p>
      <text:p text:style-name="P7"><text:span text:style-name="T11"><text:s text:c="40"/>A</text:span><text:span text:style-name="T23">1</text:span><text:span text:style-name="T12">air </text:span><text:span text:style-name="T11"><text:s/>- A</text:span><text:span text:style-name="T23">3</text:span><text:span text:style-name="T12">air</text:span><text:span text:style-name="T11"> = S</text:span><text:span text:style-name="T23">3</text:span><text:span text:style-name="T11">(A</text:span><text:span text:style-name="T23">1</text:span><text:span text:style-name="T12">iron </text:span><text:span text:style-name="T11"><text:s/>- A</text:span><text:span text:style-name="T23">3</text:span><text:span text:style-name="T12">iron</text:span><text:span text:style-name="T11">)</text:span></text:p>
      <text:p text:style-name="P7"><text:span text:style-name="T11"><text:s text:c="38"/></text:span></text:p>
      <text:p text:style-name="P7"><draw:line text:anchor-type="paragraph" draw:z-index="15" draw:name="Shape12" draw:style-name="gr1" draw:text-style-name="P25" svg:x1="2.1299in" svg:y1="0.2445in" svg:x2="2.7134in" svg:y2="0.2445in"><text:p/></draw:line><text:span text:style-name="T11"><text:s text:c="41"/>S</text:span><text:span text:style-name="T23">3</text:span><text:span text:style-name="T11"> = <text:s text:c="3"/></text:span><text:span text:style-name="T13"><text:s text:c="5"/>𝜇 𝑜</text:span></text:p>
      <text:p text:style-name="P7"><text:span text:style-name="T13"><text:s text:c="62"/>𝜇 𝑜 𝜇 𝑟</text:span></text:p>
      <text:p text:style-name="P7"><text:span text:style-name="T31">Drop superscripts and solve for A</text:span><text:span text:style-name="T23">0</text:span></text:p>
      <text:p text:style-name="P7"><text:span text:style-name="T11"><text:s text:c="24"/></text:span></text:p>
      <text:p text:style-name="P7"><text:span text:style-name="T11"><text:s text:c="14"/>2A</text:span><text:span text:style-name="T23">1</text:span><text:span text:style-name="T11"> – 2(1+q</text:span><text:span text:style-name="T12">2</text:span><text:span text:style-name="T11">)A</text:span><text:span text:style-name="T23">0 <text:s/></text:span><text:span text:style-name="T11">+ (</text:span><text:span text:style-name="T32">A</text:span><text:span text:style-name="T26">2</text:span><text:span text:style-name="T32">+A</text:span><text:span text:style-name="T26">4</text:span><text:span text:style-name="T32">) <text:s/></text:span><text:span text:style-name="T11">= <text:s/>{ 2(1+q</text:span><text:span text:style-name="T12">2</text:span><text:span text:style-name="T11">)S</text:span><text:span text:style-name="T23">3</text:span><text:span text:style-name="T11">A</text:span><text:span text:style-name="T23">0</text:span><text:span text:style-name="T11"> – S</text:span><text:span text:style-name="T23">3</text:span><text:span text:style-name="T11">(</text:span><text:span text:style-name="T32">A</text:span><text:span text:style-name="T26">2</text:span><text:span text:style-name="T32">+A</text:span><text:span text:style-name="T26">4</text:span><text:span text:style-name="T32">) – </text:span><text:span text:style-name="T11">2S</text:span><text:span text:style-name="T23">3</text:span><text:span text:style-name="T11">A</text:span><text:span text:style-name="T23">3</text:span><text:span text:style-name="T11">}</text:span></text:p>
      <text:p text:style-name="P7"><draw:line text:anchor-type="paragraph" draw:z-index="16" draw:name="Shape13" draw:style-name="gr1" draw:text-style-name="P25" svg:x1="1.0634in" svg:y1="0.028in" svg:x2="1.6717in" svg:y2="0.028in"><text:p/></draw:line><draw:line text:anchor-type="paragraph" draw:z-index="17" draw:name="Shape14" draw:style-name="gr1" draw:text-style-name="P25" svg:x1="1.8882in" svg:y1="0.0276in" svg:x2="2.3634in" svg:y2="0.0193in"><text:p/></draw:line><draw:line text:anchor-type="paragraph" draw:z-index="18" draw:name="Shape15" draw:style-name="gr1" draw:text-style-name="P25" svg:x1="2.8217in" svg:y1="0.0028in" svg:x2="3.5469in" svg:y2="0.0028in"><text:p/></draw:line><draw:line text:anchor-type="paragraph" draw:z-index="19" draw:name="Shape16" draw:style-name="gr1" draw:text-style-name="P25" svg:x1="3.8382in" svg:y1="0.011in" svg:x2="4.4217in" svg:y2="0.0028in"><text:p/></draw:line><text:span text:style-name="T11"><text:s text:c="30"/></text:span><text:span text:style-name="T23"><text:s/></text:span><text:span text:style-name="T11">q</text:span><text:span text:style-name="T12">2 <text:s text:c="27"/></text:span><text:span text:style-name="T23"><text:s/></text:span><text:span text:style-name="T11">q</text:span><text:span text:style-name="T12">2 <text:s text:c="35"/></text:span><text:span text:style-name="T23"><text:s/></text:span><text:span text:style-name="T11">q</text:span><text:span text:style-name="T12">2 <text:s text:c="32"/></text:span><text:span text:style-name="T23"><text:s/></text:span><text:span text:style-name="T11">q</text:span><text:span text:style-name="T12">2</text:span></text:p>
      <text:p text:style-name="P7"><text:span text:style-name="T12"/></text:p>
      <text:p text:style-name="P7"><text:span text:style-name="T12"><text:s text:c="9"/></text:span></text:p>
      <text:p text:style-name="P7"><text:span text:style-name="T12"><text:s text:c="27"/></text:span><text:span text:style-name="T17">2(1 + 𝑞 2 )(1 + 𝑆 3 ) ∗ 𝐴 0 = 2𝐴 1 𝑞 2 + 2𝑆 3 𝑞 2 𝐴 3 + (1 + 𝑆 3 ) ∗ (𝐴 2 + 𝐴 4 )</text:span></text:p>
      <text:p text:style-name="P7"><draw:line text:anchor-type="paragraph" draw:z-index="20" draw:name="Shape17" draw:style-name="gr1" draw:text-style-name="P25" svg:x1="1.2382in" svg:y1="0.3in" svg:x2="4.1382in" svg:y2="0.2917in"><text:p/></draw:line><text:span text:style-name="T17"><text:s text:c="20"/></text:span><text:span text:style-name="T35">A</text:span><text:span text:style-name="T28">0 </text:span><text:span text:style-name="T35"><text:s/>= <text:s/>2𝐴</text:span><text:span text:style-name="T28">1</text:span><text:span text:style-name="T35"> 𝑞</text:span><text:span text:style-name="T18"> 2 </text:span><text:span text:style-name="T35">+ 2𝑆</text:span><text:span text:style-name="T28">3</text:span><text:span text:style-name="T35"> 𝑞</text:span><text:span text:style-name="T19">2</text:span><text:span text:style-name="T35"> 𝐴</text:span><text:span text:style-name="T28">3</text:span><text:span text:style-name="T35"> + (1 + 𝑆</text:span><text:span text:style-name="T28">3</text:span><text:span text:style-name="T35"> ) ∗ (𝐴</text:span><text:span text:style-name="T28">2</text:span><text:span text:style-name="T35"> + 𝐴</text:span><text:span text:style-name="T28">4</text:span><text:span text:style-name="T35"> )</text:span></text:p>
      <text:p text:style-name="P7"><text:span text:style-name="T35"><text:s text:c="46"/>2(1 + 𝑞2 )(1 + 𝑆</text:span><text:span text:style-name="T28">3</text:span><text:span text:style-name="T35"> )</text:span></text:p>
      <text:p text:style-name="P7"><text:span text:style-name="T35"/></text:p>
      <text:p text:style-name="P7"><text:span text:style-name="T35"/></text:p>
      <text:p text:style-name="P9"><text:span text:style-name="T34"/></text:p>
      <text:p text:style-name="P9"><text:soft-page-break/><text:span text:style-name="T34">For current Sheet:</text:span></text:p>
      <text:p text:style-name="P9"><text:span text:style-name="T34"/></text:p>
      <text:p text:style-name="P9"><text:span text:style-name="T34"><text:s text:c="23"/>A</text:span><text:span text:style-name="T27">0</text:span><text:span text:style-name="T34"> = 𝑆</text:span><text:span text:style-name="T27">3</text:span><text:span text:style-name="T34"> 𝐴</text:span><text:span text:style-name="T27">2</text:span><text:span text:style-name="T34"> + 𝐴</text:span><text:span text:style-name="T27">4</text:span><text:span text:style-name="T34"> − 𝜇 𝑜 𝑞 ℎ 𝐽𝑚𝑎𝑥 cos(𝜔𝑡 − 𝑘𝑥)</text:span></text:p>
      <text:p text:style-name="P9"><draw:line text:anchor-type="paragraph" draw:z-index="21" draw:name="Shape18" draw:style-name="gr1" draw:text-style-name="P25" svg:x1="1.3047in" svg:y1="0in" svg:x2="3.9465in" svg:y2="0.0083in"><text:p/></draw:line><text:span text:style-name="T34"><text:s text:c="45"/>1+S</text:span><text:span text:style-name="T27">3</text:span></text:p>
      <text:p text:style-name="P9"><text:span text:style-name="T27"/></text:p>
      <text:p text:style-name="P11"><text:span text:style-name="T38">For LHS corner node take average of two equation- current sheet and LHS interface</text:span></text:p>
      <text:p text:style-name="P11"><text:span text:style-name="T38"/></text:p>
      <text:p text:style-name="P13"><draw:line text:anchor-type="paragraph" draw:z-index="22" draw:name="Shape19" draw:style-name="gr1" draw:text-style-name="P25" svg:x1="1.4217in" svg:y1="0.1862in" svg:x2="4.4717in" svg:y2="0.178in"><text:p/></draw:line><text:span text:style-name="T38"><text:s text:c="24"/></text:span>A<text:span text:style-name="T38">0</text:span> = 0.5 x { 2𝐴<text:span text:style-name="T38">1</text:span> 𝑞 2 + 2𝑆<text:span text:style-name="T38">3</text:span> 𝑞 2 𝐴<text:span text:style-name="T38">3</text:span> + (1 + 𝑆<text:span text:style-name="T38">3</text:span> ) ∗ (𝐴<text:span text:style-name="T38">2</text:span> + 𝐴<text:span text:style-name="T38">4</text:span> ) }</text:p>
      <text:p text:style-name="P13"><text:s text:c="53"/>2(1 + 𝑞 2 )(1 + 𝑆<text:span text:style-name="T38">3</text:span> )</text:p>
      <text:p text:style-name="P13"><text:s text:c="27"/></text:p>
      <text:p text:style-name="P13"><draw:line text:anchor-type="paragraph" draw:z-index="23" draw:name="Shape20" draw:style-name="gr1" draw:text-style-name="P25" svg:x1="1.8547in" svg:y1="0.1693in" svg:x2="4.4965in" svg:y2="0.1776in"><text:p/></draw:line><text:s text:c="29"/>+ 0.5 x { 𝑆<text:span text:style-name="T38">3</text:span> 𝐴<text:span text:style-name="T38">2</text:span> + 𝐴<text:span text:style-name="T38">4</text:span> − 𝜇 𝑜 𝑞 ℎ 𝐽𝑚𝑎𝑥 cos (𝜔𝑡 − 𝑘𝑥) }</text:p>
      <text:p text:style-name="P13"><text:s text:c="71"/>1+S<text:span text:style-name="T38">3</text:span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55"/></text:p>
      <text:p text:style-name="P13"><text:span text:style-name="T55"/></text:p>
      <text:p text:style-name="P14"><text:s text:c="2"/><text:span text:style-name="T61">For RHS interface </text:span></text:p>
      <text:p text:style-name="P14"><text:s text:c="2"/><text:span text:style-name="T61">For </text:span><text:span text:style-name="T64">L</text:span><text:span text:style-name="T61">HS boundary</text:span></text:p>
      <text:p text:style-name="P14"/>
      <text:p text:style-name="P14"><text:s text:c="36"/><text:span text:style-name="T59">H</text:span><text:span text:style-name="T39">y </text:span><text:span text:style-name="T38">𝑎𝑖𝑟</text:span> = 𝐻<text:span text:style-name="T38">𝑦 𝑖𝑟𝑜𝑛</text:span></text:p>
      <text:p text:style-name="P23"><text:s text:c="33"/></text:p>
      <text:p text:style-name="P23"><text:s text:c="35"/>𝐵 <text:span text:style-name="T38">𝑦𝑎𝑖𝑟</text:span> <text:s/><text:span text:style-name="T1"><text:s text:c="3"/>= <text:s text:c="5"/>𝐵 </text:span><text:span text:style-name="T39">𝑦𝑠𝑡𝑎𝑡𝑜𝑟 𝑖𝑟𝑜</text:span></text:p>
      <text:p text:style-name="P23"><draw:line text:anchor-type="paragraph" draw:z-index="5" draw:name="Shape2_0" draw:style-name="gr4" draw:text-style-name="P26" svg:x1="2.2071in" svg:y1="0.1071in" svg:x2="3.2071in" svg:y2="0.1071in"><text:p/></draw:line><draw:line text:anchor-type="paragraph" draw:z-index="4" draw:name="Shape1_0" draw:style-name="gr3" draw:text-style-name="P26" svg:x1="1.4236in" svg:y1="0.1484in" svg:x2="1.8902in" svg:y2="0.1402in"><text:p/></draw:line><text:s text:c="39"/>𝜇 𝑜 <text:s text:c="13"/>𝜇 𝑜 𝜇 𝑟 <text:s text:c="41"/></text:p>
      <text:p text:style-name="P23"/>
      <text:p text:style-name="P23"/>
      <text:p text:style-name="P23"><text:s text:c="36"/><text:span text:style-name="T2"><text:s/>𝐴</text:span><text:span text:style-name="T8">1</text:span><text:span text:style-name="T4">air </text:span><text:span text:style-name="T15"><text:s/></text:span><text:span text:style-name="T21">-A</text:span><text:span text:style-name="T24">3</text:span><text:span text:style-name="T15">air</text:span><text:span text:style-name="T21"> <text:s/>= <text:s/>A</text:span><text:span text:style-name="T24">1</text:span><text:span text:style-name="T15">iron</text:span><text:span text:style-name="T21"> – </text:span><text:span text:style-name="T6">A</text:span><text:span text:style-name="T8">3</text:span><text:span text:style-name="T4">iron</text:span></text:p>
      <text:p text:style-name="P14"><draw:line text:anchor-type="paragraph" draw:z-index="6" draw:name="Shape3_0" draw:style-name="gr3" draw:text-style-name="P26" svg:x1="1.4484in" svg:y1="0.0154in" svg:x2="2.1902in" svg:y2="0.0154in"><text:p/></draw:line><draw:line text:anchor-type="paragraph" draw:z-index="7" draw:name="Shape4_0" draw:style-name="gr3" draw:text-style-name="P26" svg:x1="2.4402in" svg:y1="0.0319in" svg:x2="3.1654in" svg:y2="0.0319in"><text:p/></draw:line><text:span text:style-name="T47"><text:s text:c="71"/></text:span><text:span text:style-name="T48">𝜇 𝑜 <text:s text:c="19"/>𝜇 𝑜 𝜇 𝑟</text:span> <text:s text:c="13"/></text:p>
      <text:p text:style-name="P16"/>
      <text:p text:style-name="P24">The fictitious nodes are <text:s/>𝐴<text:span text:style-name="T39">1</text:span><text:span text:style-name="T47">air</text:span><text:span text:style-name="T1"> </text:span>and<text:span text:style-name="T1"> A</text:span><text:span text:style-name="T39">3</text:span><text:span text:style-name="T47">iron</text:span></text:p>
      <text:p text:style-name="P24"><text:span text:style-name="T47"/></text:p>
      <text:p text:style-name="P16"><text:span text:style-name="T4"><text:s text:c="66"/></text:span><text:span text:style-name="T62"><text:s/>2(1+q</text:span><text:span text:style-name="T49">2</text:span><text:span text:style-name="T62">)A</text:span><text:span text:style-name="T40">0</text:span><text:span text:style-name="T63"> <text:s/></text:span><text:span text:style-name="T62">= (</text:span><text:span text:style-name="T63">A</text:span><text:span text:style-name="T41">1</text:span><text:span text:style-name="T63">+A</text:span><text:span text:style-name="T41">3</text:span><text:span text:style-name="T62">) + (</text:span><text:span text:style-name="T63">A</text:span><text:span text:style-name="T41">2</text:span><text:span text:style-name="T63">+A</text:span><text:span text:style-name="T41">4</text:span><text:span text:style-name="T63">)</text:span></text:p>
      <text:p text:style-name="P17"><draw:line text:anchor-type="paragraph" draw:z-index="24" draw:name="Shape21" draw:style-name="gr1" draw:text-style-name="P25" svg:x1="1.6465in" svg:y1="0.0236in" svg:x2="2.3047in" svg:y2="0.0154in"><text:p/></draw:line><draw:line text:anchor-type="paragraph" draw:z-index="25" draw:name="Shape22" draw:style-name="gr1" draw:text-style-name="P25" svg:x1="3.2382in" svg:y1="0.0319in" svg:x2="3.7882in" svg:y2="0.0236in"><text:p/></draw:line><text:s text:c="45"/><text:span text:style-name="T60">q</text:span><text:span text:style-name="T50">2 <text:s text:c="58"/></text:span><text:span text:style-name="T60">q</text:span><text:span text:style-name="T50">2</text:span></text:p>
      <text:p text:style-name="P17"><text:span text:style-name="T58"/></text:p>
      <text:p text:style-name="P17"><draw:line text:anchor-type="paragraph" draw:z-index="26" draw:name="Shape23" draw:style-name="gr1" draw:text-style-name="P25" svg:x1="2.1634in" svg:y1="0.1736in" svg:x2="2.8551in" svg:y2="0.1902in"><text:p/></draw:line><text:span text:style-name="T60"><text:s text:c="40"/>A</text:span><text:span text:style-name="T42">3</text:span><text:span text:style-name="T54">iron</text:span><text:span text:style-name="T60"> = 2(1+q</text:span><text:span text:style-name="T50">2</text:span><text:span text:style-name="T60">)A</text:span><text:span text:style-name="T42">0</text:span><text:span text:style-name="T60"> – (</text:span>A<text:span text:style-name="T38">2</text:span>+A<text:span text:style-name="T38">4</text:span>) – <text:span text:style-name="T60">A</text:span><text:span text:style-name="T42">1</text:span></text:p>
      <text:p text:style-name="P17"><draw:line text:anchor-type="paragraph" draw:z-index="27" draw:name="Shape24" draw:style-name="gr1" draw:text-style-name="P25" svg:x1="2.9717in" svg:y1="0.0154in" svg:x2="3.5382in" svg:y2="0.0154in"><text:p/></draw:line><text:span text:style-name="T42"><text:s text:c="96"/></text:span><text:span text:style-name="T60">q</text:span><text:span text:style-name="T50">2 <text:s text:c="30"/></text:span><text:span text:style-name="T60">q</text:span><text:span text:style-name="T50">2 </text:span></text:p>
      <text:p text:style-name="P17"><text:span text:style-name="T50"><text:s text:c="69"/></text:span></text:p>
      <text:p text:style-name="P17"><draw:line text:anchor-type="paragraph" draw:z-index="28" draw:name="Shape25" draw:style-name="gr1" draw:text-style-name="P25" svg:x1="2.1134in" svg:y1="0.1654in" svg:x2="2.7799in" svg:y2="0.1654in"><text:p/></draw:line><draw:line text:anchor-type="paragraph" draw:z-index="29" draw:name="Shape26" draw:style-name="gr1" draw:text-style-name="P25" svg:x1="3.0134in" svg:y1="0.1819in" svg:x2="3.4299in" svg:y2="0.1902in"><text:p/></draw:line><text:span text:style-name="T50"><text:s text:c="68"/></text:span><text:span text:style-name="T60">A</text:span><text:span text:style-name="T42">1</text:span><text:span text:style-name="T54">air</text:span><text:span text:style-name="T60"> = 2(1+q</text:span><text:span text:style-name="T50">2</text:span><text:span text:style-name="T60">)A</text:span><text:span text:style-name="T42">0</text:span><text:span text:style-name="T60"> – (</text:span>A<text:span text:style-name="T38">2</text:span>+A<text:span text:style-name="T38">4</text:span>) – <text:span text:style-name="T60">A</text:span><text:span text:style-name="T42">3</text:span></text:p>
      <text:p text:style-name="P19"><text:span text:style-name="T42"><text:s text:c="95"/></text:span><text:span text:style-name="T60">q</text:span><text:span text:style-name="T50">2 <text:s text:c="29"/></text:span><text:span text:style-name="T60">q</text:span><text:span text:style-name="T50">2 <text:s/></text:span></text:p>
      <text:p text:style-name="P17"><text:span text:style-name="T50"/></text:p>
      <text:p text:style-name="P20"/>
      <text:p text:style-name="P20">Put these values in equation;</text:p>
      <text:p text:style-name="P20"/>
      <text:p text:style-name="P20"><text:s text:c="40"/>A<text:span text:style-name="T38">1</text:span><text:span text:style-name="T46">air </text:span><text:s/>- A<text:span text:style-name="T38">3</text:span><text:span text:style-name="T46">air</text:span> = S<text:span text:style-name="T38">3</text:span>(A<text:span text:style-name="T38">1</text:span><text:span text:style-name="T46">iron </text:span><text:s/>- A<text:span text:style-name="T38">3</text:span><text:span text:style-name="T46">iron</text:span>)</text:p>
      <text:p text:style-name="P20"><text:s text:c="38"/></text:p>
      <text:p text:style-name="P20"><draw:line text:anchor-type="paragraph" draw:z-index="30" draw:name="Shape27" draw:style-name="gr1" draw:text-style-name="P25" svg:x1="2.1634in" svg:y1="0.2319in" svg:x2="2.8217in" svg:y2="0.2319in"><text:p/></draw:line><text:s text:c="41"/>S<text:span text:style-name="T38">3</text:span> = <text:s text:c="3"/><text:span text:style-name="T48"><text:s text:c="5"/>𝜇 𝑜</text:span></text:p>
      <text:p text:style-name="P20"><text:span text:style-name="T48"><text:s text:c="62"/>𝜇 𝑜 𝜇 𝑟</text:span></text:p>
      <text:p text:style-name="P20"><text:span text:style-name="T48"/></text:p>
      <text:p text:style-name="P5"><text:soft-page-break/><text:span text:style-name="T33"/></text:p>
      <text:p text:style-name="P6"><draw:line text:anchor-type="paragraph" draw:z-index="33" draw:name="Shape30" draw:style-name="gr1" draw:text-style-name="P25" svg:x1="3.0299in" svg:y1="0.1846in" svg:x2="3.6551in" svg:y2="0.2012in"><text:p/></draw:line><text:span text:style-name="T33">2(1+q</text:span><text:span text:style-name="T16">2</text:span><text:span text:style-name="T33">)A</text:span><text:span text:style-name="T25">0</text:span><text:span text:style-name="T33"> – (</text:span><text:span text:style-name="T11">A</text:span><text:span text:style-name="T23">2</text:span><text:span text:style-name="T11">+A</text:span><text:span text:style-name="T23">4</text:span><text:span text:style-name="T11">) – </text:span><text:span text:style-name="T36">2</text:span><text:span text:style-name="T33">A</text:span><text:span text:style-name="T25">3 </text:span><text:span text:style-name="T36">= </text:span><text:span text:style-name="T37">S</text:span><text:span text:style-name="T30">3</text:span><text:span text:style-name="T37"> <text:s/>* 2A</text:span><text:span text:style-name="T25">1</text:span><text:span text:style-name="T36"> -</text:span><text:span text:style-name="T33"> </text:span><text:span text:style-name="T37">S</text:span><text:span text:style-name="T30">3</text:span><text:span text:style-name="T33"> * 2(1+q</text:span><text:span text:style-name="T16">2</text:span><text:span text:style-name="T33">)A</text:span><text:span text:style-name="T25">0</text:span><text:span text:style-name="T33"> </text:span><text:span text:style-name="T36">+</text:span><text:span text:style-name="T33"> </text:span><text:span text:style-name="T37">S</text:span><text:span text:style-name="T30">3</text:span><text:span text:style-name="T33"> * (</text:span><text:span text:style-name="T11">A</text:span><text:span text:style-name="T23">2</text:span><text:span text:style-name="T11">+A</text:span><text:span text:style-name="T23">4</text:span><text:span text:style-name="T11">) </text:span></text:p>
      <text:p text:style-name="P6"><draw:line text:anchor-type="paragraph" draw:z-index="31" draw:name="Shape28" draw:style-name="gr1" draw:text-style-name="P25" svg:x1="0.0634in" svg:y1="0.0098in" svg:x2="0.6634in" svg:y2="0.0098in"><text:p/></draw:line><draw:line text:anchor-type="paragraph" draw:z-index="32" draw:name="Shape29" draw:style-name="gr1" draw:text-style-name="P25" svg:x1="0.8547in" svg:y1="0.0098in" svg:x2="1.3882in" svg:y2="0.0098in"><text:p/></draw:line><draw:line text:anchor-type="paragraph" draw:z-index="34" draw:name="Shape31" draw:style-name="gr1" draw:text-style-name="P25" svg:x1="4.1134in" svg:y1="0.0512in" svg:x2="4.6299in" svg:y2="0.0429in"><text:p/></draw:line><text:span text:style-name="T25"><text:s text:c="8"/></text:span><text:span text:style-name="T29"><text:s/></text:span><text:span text:style-name="T14">q2 <text:s text:c="17"/>q2 <text:s text:c="31"/></text:span><text:span text:style-name="T29"><text:s text:c="25"/></text:span><text:span text:style-name="T14">q2 <text:s text:c="24"/></text:span><text:span text:style-name="T29"><text:s/></text:span><text:span text:style-name="T14">q2</text:span></text:p>
      <text:p text:style-name="P6"><text:span text:style-name="T14"/></text:p>
      <text:p text:style-name="P6"><text:span text:style-name="T14"><text:s/></text:span></text:p>
      <text:p text:style-name="P18"><draw:line text:anchor-type="paragraph" draw:z-index="35" draw:name="Shape32" draw:style-name="gr1" draw:text-style-name="P25" svg:x1="1.2217in" svg:y1="0.3055in" svg:x2="4.0134in" svg:y2="0.322in"><text:p/></draw:line><text:span text:style-name="T50"><text:s text:c="28"/></text:span><text:span text:style-name="T51"><text:s text:c="3"/></text:span><text:span text:style-name="T65">A</text:span><text:span text:style-name="T43">0 </text:span><text:span text:style-name="T65"><text:s/>= <text:s/>2 </text:span><text:span text:style-name="T66">S</text:span><text:span text:style-name="T44">3</text:span><text:span text:style-name="T66"> </text:span><text:span text:style-name="T65">𝐴</text:span><text:span text:style-name="T43">1</text:span><text:span text:style-name="T65"> 𝑞</text:span><text:span text:style-name="T53"> 2 </text:span><text:span text:style-name="T65">+ 2 𝐴</text:span><text:span text:style-name="T43">3</text:span><text:span text:style-name="T65"> + (1 + 𝑆</text:span><text:span text:style-name="T43">3</text:span><text:span text:style-name="T65"> ) ∗ (𝐴</text:span><text:span text:style-name="T43">2</text:span><text:span text:style-name="T65"> + 𝐴</text:span><text:span text:style-name="T43">4</text:span><text:span text:style-name="T65"> )</text:span></text:p>
      <text:p text:style-name="P8"><text:span text:style-name="T35"><text:s text:c="46"/>2(1 + 𝑞2 )(1 + 𝑆</text:span><text:span text:style-name="T28">3</text:span><text:span text:style-name="T35"> )</text:span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10"><text:span text:style-name="T34">For current Sheet:</text:span></text:p>
      <text:p text:style-name="P10"><text:span text:style-name="T34"/></text:p>
      <text:p text:style-name="P10"><draw:line text:anchor-type="paragraph" draw:z-index="36" draw:name="Shape33" draw:style-name="gr1" draw:text-style-name="P25" svg:x1="1.3134in" svg:y1="0.1862in" svg:x2="3.9051in" svg:y2="0.1945in"><text:p/></draw:line><text:span text:style-name="T34"><text:s text:c="23"/>A</text:span><text:span text:style-name="T27">0</text:span><text:span text:style-name="T34"> = 𝑆</text:span><text:span text:style-name="T27">3</text:span><text:span text:style-name="T34"> 𝐴</text:span><text:span text:style-name="T27">2</text:span><text:span text:style-name="T34"> + 𝐴</text:span><text:span text:style-name="T27">4</text:span><text:span text:style-name="T34"> − 𝜇 𝑜 𝑞 ℎ 𝐽𝑚𝑎𝑥 cos(𝜔𝑡 − 𝑘𝑥)</text:span></text:p>
      <text:p text:style-name="P22"><text:span text:style-name="T52"><text:s text:c="85"/></text:span><text:span text:style-name="T66">1+S</text:span><text:span text:style-name="T44">3</text:span></text:p>
      <text:p text:style-name="P22"><text:span text:style-name="T57"/></text:p>
      <text:p text:style-name="P22"><text:span text:style-name="T57"/></text:p>
      <text:p text:style-name="P22"><text:span text:style-name="T57"/></text:p>
      <text:p text:style-name="P12"><text:span text:style-name="T38">For LHS corner node take average of two equation- current sheet and LHS interface</text:span></text:p>
      <text:p text:style-name="P12"><text:span text:style-name="T38"/></text:p>
      <text:p text:style-name="P15"><draw:line text:anchor-type="paragraph" draw:z-index="37" draw:name="Shape34" draw:style-name="gr1" draw:text-style-name="P25" svg:x1="1.4217in" svg:y1="0.1807in" svg:x2="4.1134in" svg:y2="0.2059in"><text:p/></draw:line><text:span text:style-name="T38"><text:s text:c="24"/></text:span>A<text:span text:style-name="T38">0</text:span> = 0.5 x { 2 <text:span text:style-name="T64">S</text:span><text:span text:style-name="T45">3</text:span><text:span text:style-name="T64"> </text:span>𝐴<text:span text:style-name="T38">1</text:span> 𝑞<text:span text:style-name="T46"> 2</text:span> + 2𝐴<text:span text:style-name="T38">3</text:span> + (1 + 𝑆<text:span text:style-name="T38">3</text:span> ) ∗ (𝐴<text:span text:style-name="T38">2</text:span> + 𝐴<text:span text:style-name="T38">4</text:span> ) }</text:p>
      <text:p text:style-name="P15"><text:s text:c="53"/>2(1 + 𝑞 2 )(1 + 𝑆<text:span text:style-name="T38">3</text:span> )</text:p>
      <text:p text:style-name="P15"><text:s text:c="27"/></text:p>
      <text:p text:style-name="P15"><text:s text:c="29"/>+ 0.5 x { 𝑆<text:span text:style-name="T38">3</text:span> 𝐴<text:span text:style-name="T38">2</text:span> + 𝐴<text:span text:style-name="T38">4</text:span> − 𝜇 𝑜 𝑞 ℎ 𝐽𝑚𝑎𝑥 cos (𝜔𝑡 − 𝑘𝑥) }</text:p>
      <text:p text:style-name="P15"><draw:line text:anchor-type="paragraph" draw:z-index="38" draw:name="Shape35" draw:style-name="gr1" draw:text-style-name="P25" svg:x1="1.8965in" svg:y1="0.022in" svg:x2="4.513in" svg:y2="0.0055in"><text:p/></draw:line><text:s text:c="71"/>1+S<text:span text:style-name="T38">3</text:span></text:p>
      <text:p text:style-name="P15"><text:span text:style-name="T38"/></text:p>
      <text:p text:style-name="P15"><text:span text:style-name="T4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21:04:11.005413829</meta:creation-date>
    <dc:date>2021-09-28T23:01:11.886690325</dc:date>
    <meta:editing-duration>PT8S</meta:editing-duration>
    <meta:editing-cycles>1</meta:editing-cycles>
    <meta:document-statistic meta:table-count="0" meta:image-count="0" meta:object-count="0" meta:page-count="3" meta:paragraph-count="77" meta:word-count="496" meta:character-count="5276" meta:non-whitespace-character-count="1413"/>
    <meta:generator>LibreOffice/7.1.6.2$Linux_X86_64 LibreOffice_project/10$Build-2</meta:generator>
  </office:meta>
</office:document-meta>
</file>